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500000044C55EA59C.png" manifest:media-type="image/png"/>
  <manifest:file-entry manifest:full-path="Pictures/10000001000000BD00000039C300353E.png" manifest:media-type="image/png"/>
  <manifest:file-entry manifest:full-path="Pictures/100000010000002E00000058A1BEEE18.png" manifest:media-type="image/png"/>
  <manifest:file-entry manifest:full-path="Pictures/1000000100000041000000C66192C067.png" manifest:media-type="image/png"/>
  <manifest:file-entry manifest:full-path="Pictures/1000000100000041000000C67E538B39.png" manifest:media-type="image/png"/>
  <manifest:file-entry manifest:full-path="Pictures/1000000100000038000000C64337149A.png" manifest:media-type="image/png"/>
  <manifest:file-entry manifest:full-path="Pictures/1000000100000041000000C63AA08879.png" manifest:media-type="image/png"/>
  <manifest:file-entry manifest:full-path="Pictures/1000000100000038000000C65E001004.png" manifest:media-type="image/png"/>
  <manifest:file-entry manifest:full-path="Pictures/100000010000002500000041404A988C.png" manifest:media-type="image/png"/>
  <manifest:file-entry manifest:full-path="Pictures/10000001000000A100000039C8C38679.png" manifest:media-type="image/png"/>
  <manifest:file-entry manifest:full-path="Pictures/1000000100000025000000413318EE24.png" manifest:media-type="image/png"/>
  <manifest:file-entry manifest:full-path="Pictures/100000010000003600000063A1C0D014.png" manifest:media-type="image/png"/>
  <manifest:file-entry manifest:full-path="Pictures/100000010000006D0000006137E6A155.png" manifest:media-type="image/png"/>
  <manifest:file-entry manifest:full-path="Pictures/1000000100000038000000C65993D0DD.png" manifest:media-type="image/png"/>
  <manifest:file-entry manifest:full-path="Pictures/100000010000004C0000003C1BACC947.png" manifest:media-type="image/png"/>
  <manifest:file-entry manifest:full-path="Pictures/100000010000015F0000003204A8EF2E.png" manifest:media-type="image/png"/>
  <manifest:file-entry manifest:full-path="Pictures/10000001000000A10000003978EBEF10.png" manifest:media-type="image/png"/>
  <manifest:file-entry manifest:full-path="Pictures/100000010000019C0000003A4DF126C1.png" manifest:media-type="image/png"/>
  <manifest:file-entry manifest:full-path="Pictures/100000010000002B00000032FD7931A5.png" manifest:media-type="image/png"/>
  <manifest:file-entry manifest:full-path="Pictures/100000010000002B00000032FFEAB455.png" manifest:media-type="image/png"/>
  <manifest:file-entry manifest:full-path="Pictures/10000001000003600000022A4A6DEED0.png" manifest:media-type="image/png"/>
  <manifest:file-entry manifest:full-path="Pictures/1000000100000252000002D177B05C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81cm" svg:stroke-color="#00000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81cm" svg:stroke-color="#5983b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7" style:family="graphic" style:parent-style-name="objectwithoutfill">
      <style:graphic-properties svg:stroke-width="0.081cm" svg:stroke-color="#729fcf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8" style:family="graphic" style:parent-style-name="objectwithoutfill">
      <style:graphic-properties svg:stroke-width="0.081cm" svg:stroke-color="#00a933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31cm" fo:min-width="8.097cm" loext:decorative="false"/>
    </style:style>
    <style:style style:name="gr11" style:family="graphic" style:parent-style-name="standard">
      <style:graphic-properties draw:fill="solid" draw:fill-color="#00a933" draw:textarea-horizontal-align="justify" draw:textarea-vertical-align="middle" draw:auto-grow-height="false" fo:min-height="2.213cm" fo:min-width="7.261cm" loext:decorative="false"/>
    </style:style>
    <style:style style:name="gr12" style:family="graphic" style:parent-style-name="standard">
      <style:graphic-properties draw:fill="solid" draw:fill-color="#e8a202" draw:textarea-horizontal-align="justify" draw:textarea-vertical-align="middle" draw:auto-grow-height="false" fo:min-height="4.022cm" fo:min-width="6.276cm" loext:decorative="false"/>
    </style:style>
    <style:style style:name="gr13" style:family="graphic" style:parent-style-name="standard">
      <style:graphic-properties draw:fill="solid" draw:fill-color="#d4ea6b" draw:textarea-horizontal-align="justify" draw:textarea-vertical-align="middle" draw:auto-grow-height="false" fo:min-height="5.641cm" fo:min-width="5.289cm" loext:decorative="false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7.341cm" fo:min-width="0.117cm" loext:decorative="false"/>
    </style:style>
    <style:style style:name="gr15" style:family="graphic" style:parent-style-name="standard">
      <style:graphic-properties draw:fill="solid" draw:fill-color="#780373" draw:textarea-horizontal-align="justify" draw:textarea-vertical-align="middle" draw:auto-grow-height="false" fo:min-height="7.403cm" fo:min-width="4.135cm" loext:decorative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9.208cm" fo:min-width="2.58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619cm" fo:min-width="8.039cm" loext:decorative="false"/>
    </style:style>
    <style:style style:name="gr18" style:family="graphic" style:parent-style-name="standard">
      <style:graphic-properties draw:fill="solid" draw:fill-color="#00a933" draw:textarea-horizontal-align="justify" draw:textarea-vertical-align="middle" draw:auto-grow-height="false" fo:min-height="2.136cm" fo:min-width="7.358cm" loext:decorative="false"/>
    </style:style>
    <style:style style:name="gr19" style:family="graphic" style:parent-style-name="standard">
      <style:graphic-properties draw:fill="solid" draw:fill-color="#e8a202" draw:textarea-horizontal-align="justify" draw:textarea-vertical-align="middle" draw:auto-grow-height="false" fo:min-height="3.927cm" fo:min-width="6.339cm" loext:decorative="false"/>
    </style:style>
    <style:style style:name="gr20" style:family="graphic" style:parent-style-name="standard">
      <style:graphic-properties draw:fill="solid" draw:fill-color="#d4ea6b" draw:textarea-horizontal-align="justify" draw:textarea-vertical-align="middle" draw:auto-grow-height="false" fo:min-height="5.644cm" fo:min-width="5.294cm" loext:decorative="false"/>
    </style:style>
    <style:style style:name="gr21" style:family="graphic" style:parent-style-name="standard">
      <style:graphic-properties draw:fill="solid" draw:fill-color="#780373" draw:textarea-horizontal-align="justify" draw:textarea-vertical-align="middle" draw:auto-grow-height="false" fo:min-height="7.32cm" fo:min-width="4.209cm" loext:decorative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9.459cm" fo:min-width="2.305cm" loext:decorative="false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solid" draw:fill-color="#e8a202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</style:style>
    <style:style style:name="P6" style:family="paragraph">
      <loext:graphic-properties draw:fill="solid" draw:fill-color="#780373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0.737cm" svg:y1="10.207cm" svg:x2="10.737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431cm" svg:y1="10.207cm" svg:x2="9.431cm" svg:y2="11.477cm">
          <text:p/>
        </draw:line>
        <draw:line draw:style-name="gr2" draw:text-style-name="P1" draw:layer="layout" svg:x1="8.126cm" svg:y1="10.207cm" svg:x2="8.126cm" svg:y2="11.477cm">
          <text:p/>
        </draw:line>
        <draw:line draw:style-name="gr2" draw:text-style-name="P1" draw:layer="layout" svg:x1="6.821cm" svg:y1="10.207cm" svg:x2="6.821cm" svg:y2="11.477cm">
          <text:p/>
        </draw:line>
        <draw:line draw:style-name="gr2" draw:text-style-name="P1" draw:layer="layout" svg:x1="5.516cm" svg:y1="10.207cm" svg:x2="5.516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2.042cm" svg:y1="10.187cm" svg:x2="12.042cm" svg:y2="11.457cm">
          <text:p/>
        </draw:line>
        <draw:line draw:style-name="gr2" draw:text-style-name="P1" draw:layer="layout" svg:x1="13.347cm" svg:y1="10.207cm" svg:x2="13.347cm" svg:y2="11.477cm">
          <text:p/>
        </draw:line>
        <draw:line draw:style-name="gr2" draw:text-style-name="P1" draw:layer="layout" svg:x1="14.652cm" svg:y1="10.207cm" svg:x2="14.652cm" svg:y2="11.477cm">
          <text:p/>
        </draw:line>
        <draw:line draw:style-name="gr2" draw:text-style-name="P1" draw:layer="layout" svg:x1="15.958cm" svg:y1="10.207cm" svg:x2="15.958cm" svg:y2="11.477cm">
          <text:p/>
        </draw:line>
        <draw:line draw:style-name="gr2" draw:text-style-name="P1" draw:layer="layout" svg:x1="17.263cm" svg:y1="10.207cm" svg:x2="17.263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8.336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7.047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5.7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4.4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3.1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9.625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0.913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2.202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6.0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7.3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3.491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4.7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7.429cm" svg:height="1.057cm" svg:x="6.397cm" svg:y="8.302cm">
          <draw:image xlink:href="Pictures/100000010000015F0000003204A8EF2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572cm" svg:y1="10.207cm" svg:x2="9.572cm" svg:y2="11.477cm">
          <text:p/>
        </draw:line>
        <draw:line draw:style-name="gr2" draw:text-style-name="P1" draw:layer="layout" svg:x1="6.397cm" svg:y1="10.207cm" svg:x2="6.397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3.382cm" svg:y1="10.207cm" svg:x2="13.382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2.96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5.35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0.91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7.4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4.739cm" svg:y="10.228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8.72cm" svg:height="1.227cm" svg:x="5.762cm" svg:y="8.302cm">
          <draw:image xlink:href="Pictures/100000010000019C0000003A4DF126C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0.909cm" svg:height="1.057cm" svg:x="3.752cm" svg:y="20.368cm">
          <draw:image xlink:href="Pictures/100000010000002B00000032FD7931A5.png" xlink:type="simple" xlink:show="embed" xlink:actuate="onLoad" draw:mime-type="image/png">
            <text:p/>
          </draw:image>
        </draw:frame>
        <draw:frame draw:style-name="gr3" draw:text-style-name="P1" draw:layer="layout" svg:width="0.909cm" svg:height="1.057cm" svg:x="16.24cm" svg:y="20.368cm">
          <draw:image xlink:href="Pictures/100000010000002B00000032FFEAB455.png" xlink:type="simple" xlink:show="embed" xlink:actuate="onLoad" draw:mime-type="image/png">
            <text:p/>
          </draw:image>
        </draw:frame>
        <draw:line draw:style-name="gr4" draw:text-style-name="P1" draw:layer="layout" svg:x1="2.27cm" svg:y1="7.032cm" svg:x2="2.27cm" svg:y2="22.272cm">
          <text:p/>
        </draw:line>
        <draw:frame draw:style-name="gr3" draw:text-style-name="P1" draw:layer="layout" svg:width="12.572cm" svg:height="15.26cm" svg:x="4.027cm" svg:y="3.561cm">
          <draw:image xlink:href="Pictures/1000000100000252000002D177B05CF3.png" xlink:type="simple" xlink:show="embed" xlink:actuate="onLoad" draw:mime-type="image/png">
            <text:p/>
          </draw:image>
        </draw:frame>
        <draw:line draw:style-name="gr4" draw:text-style-name="P1" draw:layer="layout" svg:x1="16.557cm" svg:y1="20.05cm" svg:x2="0.682cm" svg:y2="20.05cm">
          <text:p/>
        </draw:line>
        <draw:line draw:style-name="gr4" draw:text-style-name="P1" draw:layer="layout" svg:x1="4.175cm" svg:y1="20.05cm" svg:x2="4.166cm" svg:y2="18.407cm">
          <text:p/>
        </draw:line>
        <draw:line draw:style-name="gr4" draw:text-style-name="P1" draw:layer="layout" svg:x1="16.557cm" svg:y1="20.05cm" svg:x2="16.561cm" svg:y2="4.251cm">
          <text:p/>
        </draw:line>
        <draw:line draw:style-name="gr4" draw:text-style-name="P1" draw:layer="layout" svg:x1="2.905cm" svg:y1="13.065cm" svg:x2="1.635cm" svg:y2="13.065cm">
          <text:p/>
        </draw:line>
        <draw:line draw:style-name="gr4" draw:text-style-name="P1" draw:layer="layout" svg:x1="2.905cm" svg:y1="7.667cm" svg:x2="1.635cm" svg:y2="7.667cm">
          <text:p/>
        </draw:line>
        <draw:g draw:style-name="gr5">
          <draw:line draw:style-name="gr6" draw:text-style-name="P1" draw:layer="layout" svg:x1="6.08cm" svg:y1="25.13cm" svg:x2="4.81cm" svg:y2="25.13cm">
            <text:p/>
          </draw:line>
          <draw:line draw:style-name="gr7" draw:text-style-name="P1" draw:layer="layout" svg:x1="4.81cm" svg:y1="32.115cm" svg:x2="4.81cm" svg:y2="25.13cm">
            <text:p/>
          </draw:line>
          <draw:line draw:style-name="gr6" draw:text-style-name="P1" draw:layer="layout" svg:x1="6.08cm" svg:y1="32.115cm" svg:x2="6.08cm" svg:y2="25.13cm">
            <text:p/>
          </draw:line>
        </draw:g>
        <draw:line draw:style-name="gr8" draw:text-style-name="P1" draw:layer="layout" svg:x1="10.842cm" svg:y1="22.59cm" svg:x2="10.207cm" svg:y2="22.59cm">
          <text:p/>
        </draw:line>
        <draw:line draw:style-name="gr9" draw:text-style-name="P1" draw:layer="layout" svg:x1="8.62cm" svg:y1="6.08cm" svg:x2="8.62cm" svg:y2="24.813cm">
          <text:p/>
        </draw:line>
        <draw:line draw:style-name="gr8" draw:text-style-name="P1" draw:layer="layout" svg:x1="8.62cm" svg:y1="7.524cm" svg:x2="7.985cm" svg:y2="7.524cm">
          <text:p/>
        </draw:line>
        <draw:line draw:style-name="gr8" draw:text-style-name="P1" draw:layer="layout" svg:x1="9.255cm" svg:y1="8.62cm" svg:x2="8.62cm" svg:y2="8.62cm">
          <text:p/>
        </draw:line>
        <draw:line draw:style-name="gr8" draw:text-style-name="P1" draw:layer="layout" svg:x1="7.35cm" svg:y1="10.525cm" svg:x2="6.715cm" svg:y2="10.525cm">
          <text:p/>
        </draw:line>
        <draw:line draw:style-name="gr8" draw:text-style-name="P1" draw:layer="layout" svg:x1="6.715cm" svg:y1="12.747cm" svg:x2="6.08cm" svg:y2="12.747cm">
          <text:p/>
        </draw:line>
        <draw:line draw:style-name="gr8" draw:text-style-name="P1" draw:layer="layout" svg:x1="6.08cm" svg:y1="15.287cm" svg:x2="5.445cm" svg:y2="15.287cm">
          <text:p/>
        </draw:line>
        <draw:line draw:style-name="gr8" draw:text-style-name="P1" draw:layer="layout" svg:x1="5.445cm" svg:y1="17.192cm" svg:x2="4.81cm" svg:y2="17.192cm">
          <text:p/>
        </draw:line>
        <draw:line draw:style-name="gr8" draw:text-style-name="P1" draw:layer="layout" svg:x1="4.81cm" svg:y1="18.462cm" svg:x2="4.175cm" svg:y2="18.462cm">
          <text:p/>
        </draw:line>
        <draw:line draw:style-name="gr8" draw:text-style-name="P1" draw:layer="layout" svg:x1="7.985cm" svg:y1="8.62cm" svg:x2="7.35cm" svg:y2="8.62cm">
          <text:p/>
        </draw:line>
      </draw:page>
      <draw:page draw:name="page4" draw:style-name="dp1" draw:master-page-name="Default">
        <draw:frame draw:style-name="gr3" draw:text-style-name="P1" draw:layer="layout" svg:width="18.287cm" svg:height="11.725cm" svg:x="2.039cm" svg:y="7.966cm">
          <draw:image xlink:href="Pictures/10000001000003600000022A4A6DEED0.png" xlink:type="simple" xlink:show="embed" xlink:actuate="onLoad" draw:mime-type="image/png">
            <text:p/>
          </draw:image>
        </draw:frame>
        <draw:line draw:style-name="gr4" draw:text-style-name="P1" draw:layer="layout" svg:x1="2.12cm" svg:y1="6.729cm" svg:x2="2.052cm" svg:y2="19.756cm">
          <text:p/>
        </draw:line>
        <draw:line draw:style-name="gr4" draw:text-style-name="P1" draw:layer="layout" svg:x1="20.532cm" svg:y1="19.817cm" svg:x2="0.453cm" svg:y2="19.774cm">
          <text:p/>
        </draw:line>
        <draw:line draw:style-name="gr9" draw:text-style-name="P1" draw:layer="layout" svg:x1="0cm" svg:y1="6.764cm" svg:x2="0cm" svg:y2="25.497cm">
          <text:p/>
        </draw:line>
        <draw:line draw:style-name="gr8" draw:text-style-name="P1" draw:layer="layout" svg:x1="3.011cm" svg:y1="18.921cm" svg:x2="2.376cm" svg:y2="18.921cm">
          <text:p/>
        </draw:line>
        <draw:custom-shape draw:style-name="gr10" draw:text-style-name="P2" draw:layer="measurelines" svg:width="8.597cm" svg:height="0.881cm" svg:x="2.329cm" svg:y="18.8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measurelines" svg:width="7.761cm" svg:height="2.463cm" svg:x="2.741cm" svg:y="17.2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measurelines" svg:width="6.776cm" svg:height="4.272cm" svg:x="3.238cm" svg:y="15.4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measurelines" svg:width="5.789cm" svg:height="5.891cm" svg:x="3.736cm" svg:y="13.8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measurelines" svg:width="0.617cm" svg:height="7.591cm" svg:x="8.335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measurelines" svg:width="4.635cm" svg:height="7.653cm" svg:x="4.297cm" svg:y="12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measurelines" svg:width="3.08cm" svg:height="9.458cm" svg:x="5.08cm" svg:y="1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8.539cm" svg:height="0.869cm" svg:x="11.461cm" svg:y="18.8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measurelines" svg:width="7.858cm" svg:height="2.386cm" svg:x="11.814cm" svg:y="17.3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measurelines" svg:width="6.839cm" svg:height="4.177cm" svg:x="12.317cm" svg:y="15.5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measurelines" svg:width="5.794cm" svg:height="5.894cm" svg:x="12.846cm" svg:y="13.8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measurelines" svg:width="4.709cm" svg:height="7.57cm" svg:x="13.441cm" svg:y="12.1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measurelines" svg:width="2.805cm" svg:height="9.709cm" svg:x="14.34cm" svg:y="10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measurelines" svg:width="2.808cm" svg:height="0.849cm" svg:x="1.297cm" svg:y="20.186cm">
          <draw:image xlink:href="Pictures/10000001000000A100000039C8C38679.png" xlink:type="simple" xlink:show="embed" xlink:actuate="onLoad" draw:mime-type="image/png">
            <text:p/>
          </draw:image>
        </draw:frame>
        <draw:frame draw:style-name="gr3" draw:text-style-name="P1" draw:layer="measurelines" svg:width="2.808cm" svg:height="0.849cm" svg:x="9.993cm" svg:y="20.186cm">
          <draw:image xlink:href="Pictures/10000001000000A10000003978EBEF10.png" xlink:type="simple" xlink:show="embed" xlink:actuate="onLoad" draw:mime-type="image/png">
            <text:p/>
          </draw:image>
        </draw:frame>
        <draw:frame draw:style-name="gr3" draw:text-style-name="P1" draw:layer="measurelines" svg:width="0.306cm" svg:height="0.972cm" svg:x="1.222cm" svg:y="18.411cm">
          <draw:image xlink:href="Pictures/1000000100000038000000C65E001004.png" xlink:type="simple" xlink:show="embed" xlink:actuate="onLoad" draw:mime-type="image/png">
            <text:p/>
          </draw:image>
        </draw:frame>
        <draw:frame draw:style-name="gr3" draw:text-style-name="P1" draw:layer="measurelines" svg:width="0.308cm" svg:height="0.973cm" svg:x="1.221cm" svg:y="16.674cm">
          <draw:image xlink:href="Pictures/1000000100000038000000C65993D0DD.png" xlink:type="simple" xlink:show="embed" xlink:actuate="onLoad" draw:mime-type="image/png">
            <text:p/>
          </draw:image>
        </draw:frame>
        <draw:frame draw:style-name="gr3" draw:text-style-name="P1" draw:layer="measurelines" svg:width="0.308cm" svg:height="0.973cm" svg:x="1.221cm" svg:y="15.106cm">
          <draw:image xlink:href="Pictures/1000000100000038000000C64337149A.png" xlink:type="simple" xlink:show="embed" xlink:actuate="onLoad" draw:mime-type="image/png">
            <text:p/>
          </draw:image>
        </draw:frame>
        <draw:frame draw:style-name="gr3" draw:text-style-name="P1" draw:layer="measurelines" svg:width="0.358cm" svg:height="0.972cm" svg:x="1.196cm" svg:y="13.333cm">
          <draw:image xlink:href="Pictures/1000000100000041000000C67E538B39.png" xlink:type="simple" xlink:show="embed" xlink:actuate="onLoad" draw:mime-type="image/png">
            <text:p/>
          </draw:image>
        </draw:frame>
        <draw:frame draw:style-name="gr3" draw:text-style-name="P1" draw:layer="measurelines" svg:width="0.357cm" svg:height="0.973cm" svg:x="1.251cm" svg:y="11.718cm">
          <draw:image xlink:href="Pictures/1000000100000041000000C63AA08879.png" xlink:type="simple" xlink:show="embed" xlink:actuate="onLoad" draw:mime-type="image/png">
            <text:p/>
          </draw:image>
        </draw:frame>
        <draw:frame draw:style-name="gr3" draw:text-style-name="P1" draw:layer="measurelines" svg:width="0.357cm" svg:height="0.973cm" svg:x="1.197cm" svg:y="9.949cm">
          <draw:image xlink:href="Pictures/1000000100000041000000C66192C067.png" xlink:type="simple" xlink:show="embed" xlink:actuate="onLoad" draw:mime-type="image/png">
            <text:p/>
          </draw:image>
        </draw:frame>
        <draw:frame draw:style-name="gr3" draw:text-style-name="P1" draw:layer="measurelines" svg:width="0.251cm" svg:height="0.432cm" svg:x="1.25cm" svg:y="8.522cm">
          <draw:image xlink:href="Pictures/100000010000002E00000058A1BEEE18.png" xlink:type="simple" xlink:show="embed" xlink:actuate="onLoad" draw:mime-type="image/png">
            <text:p/>
          </draw:image>
        </draw:frame>
        <draw:line draw:style-name="gr23" draw:text-style-name="P1" draw:layer="measurelines" svg:x1="1.815cm" svg:y1="18.922cm" svg:x2="2.355cm" svg:y2="18.922cm">
          <text:p/>
        </draw:line>
        <draw:line draw:style-name="gr23" draw:text-style-name="P1" draw:layer="measurelines" svg:x1="1.815cm" svg:y1="17.225cm" svg:x2="2.355cm" svg:y2="17.225cm">
          <text:p/>
        </draw:line>
        <draw:line draw:style-name="gr23" draw:text-style-name="P1" draw:layer="measurelines" svg:x1="1.815cm" svg:y1="15.528cm" svg:x2="2.355cm" svg:y2="15.528cm">
          <text:p/>
        </draw:line>
        <draw:line draw:style-name="gr23" draw:text-style-name="P1" draw:layer="measurelines" svg:x1="1.815cm" svg:y1="13.832cm" svg:x2="2.355cm" svg:y2="13.832cm">
          <text:p/>
        </draw:line>
        <draw:line draw:style-name="gr23" draw:text-style-name="P1" draw:layer="measurelines" svg:x1="1.815cm" svg:y1="12.135cm" svg:x2="2.355cm" svg:y2="12.135cm">
          <text:p/>
        </draw:line>
        <draw:line draw:style-name="gr23" draw:text-style-name="P1" draw:layer="measurelines" svg:x1="1.815cm" svg:y1="10.438cm" svg:x2="2.355cm" svg:y2="10.438cm">
          <text:p/>
        </draw:line>
        <draw:line draw:style-name="gr23" draw:text-style-name="P1" draw:layer="measurelines" svg:x1="1.815cm" svg:y1="8.741cm" svg:x2="2.355cm" svg:y2="8.741cm">
          <text:p/>
        </draw:line>
        <draw:line draw:style-name="gr24" draw:text-style-name="P1" draw:layer="layout" svg:x1="6.656cm" svg:y1="8.678cm" svg:x2="6.609cm" svg:y2="19.709cm">
          <text:p/>
        </draw:line>
        <draw:line draw:style-name="gr24" draw:text-style-name="P1" draw:layer="layout" svg:x1="15.748cm" svg:y1="8.703cm" svg:x2="15.736cm" svg:y2="19.77cm">
          <text:p/>
        </draw:line>
        <draw:frame draw:style-name="gr3" draw:text-style-name="P1" draw:layer="layout" svg:width="2.917cm" svg:height="0.879cm" svg:x="18.083cm" svg:y="20.171cm">
          <draw:image xlink:href="Pictures/10000001000000BD00000039C300353E.png" xlink:type="simple" xlink:show="embed" xlink:actuate="onLoad" draw:mime-type="image/png">
            <text:p/>
          </draw:image>
        </draw:frame>
        <draw:frame draw:style-name="gr25" draw:text-style-name="P2" draw:layer="layout" svg:width="4.773cm" svg:height="0.951cm" svg:x="8.755cm" svg:y="10.054cm">
          <draw:image xlink:href="Pictures/100000010000015500000044C55EA5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1:47:20.451446396</meta:creation-date>
    <meta:editing-duration>PT19H29M50S</meta:editing-duration>
    <meta:editing-cycles>5</meta:editing-cycles>
    <meta:generator>LibreOffice/25.2.6.2$Linux_X86_64 LibreOffice_project/0b720ef5e7394b1db407719d7da75840109af140</meta:generator>
    <dc:date>2025-09-25T16:54:36.242132411</dc:date>
    <meta:document-statistic meta:object-count="107"/>
  </office:meta>
</office:document-meta>
</file>